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style>
    <style:style style:name="P2"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0b5864"/>
    </style:style>
    <style:style style:name="P3"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0d082f"/>
    </style:style>
    <style:style style:name="P4"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0fd395"/>
    </style:style>
    <style:style style:name="P5"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1cde62"/>
    </style:style>
    <style:style style:name="P6"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3a5bf5"/>
    </style:style>
    <style:style style:name="P7"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3859fb"/>
    </style:style>
    <style:style style:name="P8"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officeooo:paragraph-rsid="00468d0c"/>
    </style:style>
    <style:style style:name="P9"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fo:background-color="transparent" style:font-name-asian="Cambria" style:font-name-complex="Cambria"/>
    </style:style>
    <style:style style:name="P10"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0d082f" fo:background-color="transparent" style:font-name-asian="Cambria" style:font-name-complex="Cambria"/>
    </style:style>
    <style:style style:name="P1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362d0c" fo:background-color="transparent" style:font-name-asian="Cambria" style:font-name-complex="Cambria"/>
    </style:style>
    <style:style style:name="P12"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3a5bf5" fo:background-color="transparent" style:font-name-asian="Cambria" style:font-name-complex="Cambria"/>
    </style:style>
    <style:style style:name="P13"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3c5634" fo:background-color="transparent" style:font-name-asian="Cambria" style:font-name-complex="Cambria"/>
    </style:style>
    <style:style style:name="P14"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403d7d" fo:background-color="transparent" style:font-name-asian="Cambria" style:font-name-complex="Cambria"/>
    </style:style>
    <style:style style:name="P15"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468d0c" fo:background-color="transparent" style:font-name-asian="Cambria" style:font-name-complex="Cambria"/>
    </style:style>
    <style:style style:name="P16"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fo:background-color="transparent" style:font-name-asian="Cambria" style:font-weight-asian="normal" style:font-name-complex="Cambria" style:font-weight-complex="normal"/>
    </style:style>
    <style:style style:name="P17"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468d0c" fo:background-color="transparent" style:font-name-asian="Cambria" style:font-weight-asian="normal" style:font-name-complex="Cambria" style:font-weight-complex="normal"/>
    </style:style>
    <style:style style:name="P18"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rsid="0010d1f7" officeooo:paragraph-rsid="0010d1f7" fo:background-color="transparent" style:font-name-asian="Cambria" style:font-weight-asian="normal" style:font-name-complex="Cambria" style:font-weight-complex="normal"/>
    </style:style>
    <style:style style:name="P19"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fo:background-color="#ffffff" style:font-name-asian="Cambria" style:font-name-complex="Cambria"/>
    </style:style>
    <style:style style:name="P20"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169b80" fo:background-color="#ffffff" style:font-name-asian="Cambria" style:font-name-complex="Cambria"/>
    </style:style>
    <style:style style:name="P2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rsid="00468d0c" officeooo:paragraph-rsid="00468d0c" fo:background-color="#ffffff" style:font-name-asian="Cambria" style:font-name-complex="Cambria"/>
    </style:style>
    <style:style style:name="P22"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style>
    <style:style style:name="P23"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libri" fo:font-size="11pt" fo:font-weight="normal" fo:background-color="transparent" style:font-name-asian="Calibri" style:font-name-complex="Calibri"/>
    </style:style>
    <style:style style:name="P24"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style:use-window-font-color="true" style:font-name="Calibri" fo:font-size="11pt" fo:font-weight="normal" fo:background-color="transparent" style:font-name-asian="Calibri" style:font-name-complex="Calibri"/>
    </style:style>
    <style:style style:name="P25"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style:use-window-font-color="true" style:font-name="Calibri" fo:font-size="11pt" fo:font-weight="normal" officeooo:paragraph-rsid="00468d0c" fo:background-color="transparent" style:font-name-asian="Calibri" style:font-name-complex="Calibri"/>
    </style:style>
    <style:style style:name="P26"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style:use-window-font-color="true" style:font-name="Calibri" fo:font-size="11pt" fo:font-weight="normal" officeooo:paragraph-rsid="003859fb" fo:background-color="transparent" style:font-name-asian="Calibri" style:font-name-complex="Calibri"/>
    </style:style>
    <style:style style:name="P27"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style:use-window-font-color="true" style:font-name="Cambria" fo:font-size="12pt" fo:font-weight="normal" fo:background-color="transparent" style:font-name-asian="Cambria" style:font-name-complex="Cambria"/>
    </style:style>
    <style:style style:name="P28"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111111" style:font-name="Cambria" fo:font-size="12pt" fo:font-weight="normal" fo:background-color="transparent" style:font-name-asian="Cambria" style:font-name-complex="Cambria"/>
    </style:style>
    <style:style style:name="P29"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111111" style:font-name="Cambria" fo:font-size="12pt" fo:font-weight="normal" officeooo:paragraph-rsid="000fd395" fo:background-color="transparent" style:font-name-asian="Cambria" style:font-name-complex="Cambria"/>
    </style:style>
    <style:style style:name="P30"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111111" style:font-name="Cambria" fo:font-size="12pt" fo:font-weight="normal" officeooo:paragraph-rsid="0043e3f9" fo:background-color="transparent" style:font-name-asian="Cambria" style:font-name-complex="Cambria"/>
    </style:style>
    <style:style style:name="P3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222222" style:font-name="Cambria" fo:font-size="12pt" fo:font-weight="normal" fo:background-color="transparent" style:font-name-asian="Cambria" style:font-name-complex="Cambria"/>
    </style:style>
    <style:style style:name="P32"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222222" style:font-name="Cambria" fo:font-size="12pt" fo:font-weight="normal" fo:background-color="#ffffff" style:font-name-asian="Cambria" style:font-name-complex="Cambria"/>
    </style:style>
    <style:style style:name="P33"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72bf44" style:font-name="Cambria" fo:font-size="12pt" fo:font-weight="bold" fo:background-color="#ffffff" style:font-name-asian="Cambria" style:font-name-complex="Cambria"/>
    </style:style>
    <style:style style:name="P34"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72bf44" style:font-name="Cambria" fo:font-size="12pt" fo:font-weight="bold" officeooo:paragraph-rsid="00182582" fo:background-color="#ffffff" style:font-name-asian="Cambria" style:font-name-complex="Cambria"/>
    </style:style>
    <style:style style:name="P35"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72bf44" style:font-name="Cambria" fo:font-size="12pt" fo:font-weight="bold" officeooo:paragraph-rsid="00169b80" fo:background-color="transparent" style:font-name-asian="Cambria" style:font-name-complex="Cambria"/>
    </style:style>
    <style:style style:name="P36"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1c1c1c" style:font-name="Cambria" fo:font-size="12pt" fo:font-weight="normal" fo:background-color="#ffffff" style:font-name-asian="Cambria" style:font-name-complex="Cambria"/>
    </style:style>
    <style:style style:name="P37"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1c1c1c" style:font-name="Cambria" fo:font-size="12pt" fo:font-weight="normal" fo:background-color="transparent" style:font-name-asian="Cambria" style:font-name-complex="Cambria"/>
    </style:style>
    <style:style style:name="P38"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ba131a" style:font-name="Cambria" fo:font-size="12pt" fo:font-weight="bold" fo:background-color="transparent" style:font-name-asian="Cambria" style:font-weight-asian="bold" style:font-name-complex="Cambria" style:font-weight-complex="bold"/>
    </style:style>
    <style:style style:name="P39"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ed1c24" style:font-name="Cambria" fo:font-size="12pt" fo:font-weight="bold" fo:background-color="transparent" style:font-name-asian="Cambria" style:font-name-complex="Cambria"/>
    </style:style>
    <style:style style:name="P40"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ed1c24" style:font-name="Cambria" fo:font-size="12pt" fo:font-weight="bold" fo:background-color="#ffffff" style:font-name-asian="Cambria" style:font-name-complex="Cambria"/>
    </style:style>
    <style:style style:name="P4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ed1c24" style:font-name="Calibri" fo:font-size="11pt" fo:font-weight="normal" fo:background-color="transparent" style:font-name-asian="Calibri" style:font-name-complex="Calibri"/>
    </style:style>
    <style:style style:name="P42" style:family="paragraph" style:parent-style-name="Standard">
      <style:paragraph-properties fo:margin-left="0.501cm" fo:margin-right="0cm" fo:line-height="100%" fo:text-align="start" style:justify-single-word="false" fo:text-indent="0cm" style:auto-text-indent="false"/>
    </style:style>
    <style:style style:name="P43" style:family="paragraph" style:parent-style-name="Standard">
      <style:paragraph-properties fo:margin-left="0.501cm" fo:margin-right="0cm" fo:line-height="100%" fo:text-align="start" style:justify-single-word="false" fo:text-indent="0cm" style:auto-text-indent="false"/>
      <style:text-properties officeooo:paragraph-rsid="0025c802"/>
    </style:style>
    <style:style style:name="P44" style:family="paragraph" style:parent-style-name="Standard">
      <style:paragraph-properties fo:margin-left="0.501cm" fo:margin-right="0cm" fo:line-height="100%" fo:text-align="start" style:justify-single-word="false" fo:text-indent="0cm" style:auto-text-indent="false"/>
      <style:text-properties style:use-window-font-color="true" style:font-name="Calibri" fo:font-size="11pt" fo:font-weight="normal" fo:background-color="transparent" style:font-name-asian="Calibri" style:font-name-complex="Calibri"/>
    </style:style>
    <style:style style:name="P45" style:family="paragraph" style:parent-style-name="Standard">
      <style:paragraph-properties fo:margin-left="0.501cm" fo:margin-right="0cm" fo:line-height="100%" fo:text-align="start" style:justify-single-word="false" fo:text-indent="0cm" style:auto-text-indent="false"/>
      <style:text-properties fo:color="#000000" style:font-name="Cambria" fo:font-size="12pt" fo:font-weight="normal" fo:background-color="transparent" style:font-name-asian="Cambria" style:font-name-complex="Cambria"/>
    </style:style>
    <style:style style:name="P46" style:family="paragraph" style:parent-style-name="Standard">
      <style:paragraph-properties fo:margin-left="0.501cm" fo:margin-right="0cm" fo:line-height="100%" fo:text-align="start" style:justify-single-word="false" fo:text-indent="0cm" style:auto-text-indent="false"/>
      <style:text-properties fo:color="#000000"/>
    </style:style>
    <style:style style:name="P47" style:family="paragraph" style:parent-style-name="Standard">
      <style:paragraph-properties fo:margin-left="0.501cm" fo:margin-right="0cm" fo:margin-top="0cm" fo:margin-bottom="0.499cm" loext:contextual-spacing="false" fo:line-height="100%" fo:text-align="start" style:justify-single-word="false" fo:text-indent="0cm" style:auto-text-indent="false"/>
      <style:text-properties style:use-window-font-color="true" style:font-name="Cambria" fo:font-size="12pt" fo:font-weight="normal" fo:background-color="transparent" style:font-name-asian="Cambria" style:font-name-complex="Cambria"/>
    </style:style>
    <style:style style:name="P48" style:family="paragraph" style:parent-style-name="Standard">
      <style:paragraph-properties fo:margin-left="0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rsid="0015033b" fo:background-color="transparent" style:font-name-asian="Cambria" style:font-name-complex="Cambria"/>
    </style:style>
    <style:style style:name="P49" style:family="paragraph" style:parent-style-name="Standard">
      <style:paragraph-properties fo:margin-left="0cm" fo:margin-right="0cm" fo:margin-top="0cm" fo:margin-bottom="0.021cm" loext:contextual-spacing="false" fo:line-height="105%" fo:text-align="start" style:justify-single-word="false" fo:text-indent="0cm" style:auto-text-indent="false"/>
      <style:text-properties fo:color="#9b00d3" style:font-name="Cambria" fo:font-size="12pt" fo:font-weight="normal" officeooo:rsid="0015033b" officeooo:paragraph-rsid="003d4c13" fo:background-color="transparent" style:font-name-asian="Cambria" style:font-name-complex="Cambria"/>
    </style:style>
    <style:style style:name="P50" style:family="paragraph" style:parent-style-name="Standard">
      <style:paragraph-properties fo:margin-left="0cm" fo:margin-right="0cm" fo:margin-top="0cm" fo:margin-bottom="0.021cm" loext:contextual-spacing="false" fo:line-height="105%" fo:text-align="start" style:justify-single-word="false" fo:text-indent="0cm" style:auto-text-indent="false"/>
      <style:text-properties style:use-window-font-color="true" style:font-name="Calibri" fo:font-size="11pt" fo:font-weight="normal" officeooo:paragraph-rsid="003d4c13" fo:background-color="transparent" style:font-name-asian="Calibri" style:font-name-complex="Calibri"/>
    </style:style>
    <style:style style:name="P51"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ed1c24" style:font-name="Calibri" fo:font-size="11pt" fo:font-weight="bold" officeooo:rsid="003bcf79" officeooo:paragraph-rsid="003bcf79" fo:background-color="transparent" style:font-name-asian="Calibri" style:font-weight-asian="bold" style:font-name-complex="Calibri" style:font-weight-complex="bold"/>
    </style:style>
    <style:style style:name="P52"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ed1c24" style:font-name="Cambria" fo:font-size="12pt" fo:font-weight="bold" fo:background-color="transparent" style:font-name-asian="Cambria" style:font-weight-asian="bold" style:font-name-complex="Cambria" style:font-weight-complex="bold"/>
    </style:style>
    <style:style style:name="P53"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rsid="00403d7d" officeooo:paragraph-rsid="00403d7d" fo:background-color="#ffffff" style:font-name-asian="Cambria" style:font-name-complex="Cambria"/>
    </style:style>
    <style:style style:name="P54"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000000" style:font-name="Cambria" fo:font-size="12pt" fo:font-weight="normal" officeooo:paragraph-rsid="003a5bf5" fo:background-color="transparent" style:font-name-asian="Cambria" style:font-name-complex="Cambria"/>
    </style:style>
    <style:style style:name="P55" style:family="paragraph" style:parent-style-name="Standard">
      <style:paragraph-properties fo:margin-left="0.501cm" fo:margin-right="0cm" fo:margin-top="0cm" fo:margin-bottom="0.021cm" loext:contextual-spacing="false" fo:line-height="105%" fo:text-align="start" style:justify-single-word="false" fo:text-indent="0cm" style:auto-text-indent="false"/>
      <style:text-properties fo:color="#ba131a" style:font-name="Cambria" fo:font-size="12pt" fo:font-weight="bold" fo:background-color="transparent" style:font-name-asian="Cambria" style:font-weight-asian="bold" style:font-name-complex="Cambria" style:font-weight-complex="bold"/>
    </style:style>
    <style:style style:name="T1" style:family="text">
      <style:text-properties style:use-window-font-color="true" style:font-name="Cambria" fo:font-size="12pt" fo:font-weight="normal" fo:background-color="transparent" loext:char-shading-value="0" style:font-name-asian="Cambria" style:font-name-complex="Cambria"/>
    </style:style>
    <style:style style:name="T2" style:family="text">
      <style:text-properties fo:color="#000000" style:font-name="Cambria" fo:font-size="12pt" fo:font-weight="normal" fo:background-color="transparent" loext:char-shading-value="0" style:font-name-asian="Cambria" style:font-name-complex="Cambria"/>
    </style:style>
    <style:style style:name="T3" style:family="text">
      <style:text-properties fo:color="#000000" style:font-name="Cambria" fo:font-size="12pt" fo:font-weight="normal" officeooo:rsid="0009b0e0" fo:background-color="transparent" loext:char-shading-value="0" style:font-name-asian="Cambria" style:font-name-complex="Cambria"/>
    </style:style>
    <style:style style:name="T4" style:family="text">
      <style:text-properties fo:color="#000000" style:font-name="Cambria" fo:font-size="12pt" fo:font-weight="normal" officeooo:rsid="000b5864" fo:background-color="transparent" loext:char-shading-value="0" style:font-name-asian="Cambria" style:font-name-complex="Cambria"/>
    </style:style>
    <style:style style:name="T5" style:family="text">
      <style:text-properties fo:color="#000000" style:font-name="Cambria" fo:font-size="12pt" fo:font-weight="normal" officeooo:rsid="00267331" fo:background-color="transparent" loext:char-shading-value="0" style:font-name-asian="Cambria" style:font-name-complex="Cambria"/>
    </style:style>
    <style:style style:name="T6" style:family="text">
      <style:text-properties fo:color="#000000" style:font-name="Cambria" fo:font-size="12pt" fo:font-weight="normal" officeooo:rsid="002952a0" fo:background-color="transparent" loext:char-shading-value="0" style:font-name-asian="Cambria" style:font-name-complex="Cambria"/>
    </style:style>
    <style:style style:name="T7" style:family="text">
      <style:text-properties fo:color="#000000" style:font-name="Cambria" fo:font-size="12pt" fo:font-weight="normal" officeooo:rsid="002c6638" fo:background-color="transparent" loext:char-shading-value="0" style:font-name-asian="Cambria" style:font-name-complex="Cambria"/>
    </style:style>
    <style:style style:name="T8" style:family="text">
      <style:text-properties fo:color="#000000" style:font-name="Cambria" fo:font-size="12pt" fo:font-weight="normal" officeooo:rsid="00452ed2" fo:background-color="transparent" loext:char-shading-value="0" style:font-name-asian="Cambria" style:font-name-complex="Cambria"/>
    </style:style>
    <style:style style:name="T9" style:family="text">
      <style:text-properties fo:color="#000000" style:font-name="Cambria" fo:font-size="12pt" fo:font-weight="normal" officeooo:rsid="004bd158" fo:background-color="transparent" loext:char-shading-value="0" style:font-name-asian="Cambria" style:font-name-complex="Cambria"/>
    </style:style>
    <style:style style:name="T10" style:family="text">
      <style:text-properties fo:color="#000000" style:font-name="Cambria" fo:font-size="12pt" fo:font-weight="normal" officeooo:rsid="004dc924" fo:background-color="transparent" loext:char-shading-value="0" style:font-name-asian="Cambria" style:font-name-complex="Cambria"/>
    </style:style>
    <style:style style:name="T11" style:family="text">
      <style:text-properties fo:color="#000000" style:font-name="Cambria" fo:font-size="12pt" fo:font-weight="normal" officeooo:rsid="004ea602" fo:background-color="transparent" loext:char-shading-value="0" style:font-name-asian="Cambria" style:font-name-complex="Cambria"/>
    </style:style>
    <style:style style:name="T12" style:family="text">
      <style:text-properties fo:color="#000000" style:font-name="Cambria" fo:font-size="12pt" fo:font-weight="normal" officeooo:rsid="0051035c" fo:background-color="transparent" loext:char-shading-value="0" style:font-name-asian="Cambria" style:font-name-complex="Cambria"/>
    </style:style>
    <style:style style:name="T13" style:family="text">
      <style:text-properties fo:color="#000000" style:font-name="Cambria" fo:font-size="12pt" fo:font-weight="normal" fo:background-color="#ffffff" loext:char-shading-value="0" style:font-name-asian="Cambria" style:font-name-complex="Cambria"/>
    </style:style>
    <style:style style:name="T14" style:family="text">
      <style:text-properties fo:color="#000000" style:font-name="Cambria" fo:font-size="12pt" fo:font-weight="normal" officeooo:rsid="0010d1f7" fo:background-color="#ffffff" loext:char-shading-value="0" style:font-name-asian="Cambria" style:font-name-complex="Cambria"/>
    </style:style>
    <style:style style:name="T15" style:family="text">
      <style:text-properties fo:color="#000000" style:font-name="Cambria" fo:font-size="12pt" fo:font-weight="normal" officeooo:rsid="003b392a" fo:background-color="#ffffff" loext:char-shading-value="0" style:font-name-asian="Cambria" style:font-name-complex="Cambria"/>
    </style:style>
    <style:style style:name="T16" style:family="text">
      <style:text-properties fo:color="#000000" style:font-name="Cambria" fo:font-size="12pt" fo:font-weight="normal" officeooo:rsid="003bcf79" fo:background-color="#ffffff" loext:char-shading-value="0" style:font-name-asian="Cambria" style:font-name-complex="Cambria"/>
    </style:style>
    <style:style style:name="T17" style:family="text">
      <style:text-properties fo:color="#000000" style:font-name="Cambria" fo:font-size="12pt" fo:font-weight="normal" officeooo:rsid="003859fb" fo:background-color="#ffffff" loext:char-shading-value="0" style:font-name-asian="Cambria" style:font-name-complex="Cambria"/>
    </style:style>
    <style:style style:name="T18" style:family="text">
      <style:text-properties fo:color="#000000" style:font-name="Cambria" fo:font-size="12pt" fo:font-weight="normal" officeooo:rsid="004ea602" fo:background-color="#ffffff" loext:char-shading-value="0" style:font-name-asian="Cambria" style:font-name-complex="Cambria"/>
    </style:style>
    <style:style style:name="T19" style:family="text">
      <style:text-properties fo:color="#000000" style:font-name="Cambria" fo:font-size="12pt" fo:font-style="italic" fo:font-weight="normal" fo:background-color="transparent" loext:char-shading-value="0" style:font-name-asian="Cambria" style:font-name-complex="Cambria"/>
    </style:style>
    <style:style style:name="T20" style:family="text">
      <style:text-properties fo:color="#000000" style:font-name="Cambria" fo:font-size="12pt" fo:font-style="italic" fo:font-weight="normal" fo:background-color="#ffffff" loext:char-shading-value="0" style:font-name-asian="Cambria" style:font-name-complex="Cambria"/>
    </style:style>
    <style:style style:name="T21" style:family="text">
      <style:text-properties fo:color="#000000" style:font-name="Cambria" fo:font-size="12pt" fo:font-style="italic" fo:font-weight="normal" officeooo:rsid="003859fb" fo:background-color="#ffffff" loext:char-shading-value="0" style:font-name-asian="Cambria" style:font-name-complex="Cambria"/>
    </style:style>
    <style:style style:name="T22" style:family="text">
      <style:text-properties fo:color="#000000" fo:background-color="#ffffff" loext:char-shading-value="0"/>
    </style:style>
    <style:style style:name="T23" style:family="text">
      <style:text-properties fo:color="#000000" officeooo:rsid="001cde62" fo:background-color="#ffffff" loext:char-shading-value="0"/>
    </style:style>
    <style:style style:name="T24" style:family="text">
      <style:text-properties fo:color="#00b050" style:font-name="Cambria" fo:font-size="12pt" fo:font-weight="bold" fo:background-color="transparent" loext:char-shading-value="0" style:font-name-asian="Cambria" style:font-name-complex="Cambria"/>
    </style:style>
    <style:style style:name="T25" style:family="text">
      <style:text-properties fo:color="#222222" style:font-name="Cambria" fo:font-size="12pt" fo:font-weight="normal" fo:background-color="transparent" loext:char-shading-value="0" style:font-name-asian="Cambria" style:font-name-complex="Cambria"/>
    </style:style>
    <style:style style:name="T26" style:family="text">
      <style:text-properties fo:color="#222222" style:font-name="Cambria" fo:font-size="12pt" fo:font-weight="normal" officeooo:rsid="0034efb2" fo:background-color="transparent" loext:char-shading-value="0" style:font-name-asian="Cambria" style:font-name-complex="Cambria"/>
    </style:style>
    <style:style style:name="T27" style:family="text">
      <style:text-properties fo:color="#222222" style:font-name="Cambria" fo:font-size="12pt" fo:font-weight="normal" officeooo:rsid="003572ed" fo:background-color="transparent" loext:char-shading-value="0" style:font-name-asian="Cambria" style:font-name-complex="Cambria"/>
    </style:style>
    <style:style style:name="T28" style:family="text">
      <style:text-properties fo:color="#222222" style:font-name="Cambria" fo:font-size="12pt" fo:font-weight="normal" officeooo:rsid="004ea602" fo:background-color="transparent" loext:char-shading-value="0" style:font-name-asian="Cambria" style:font-name-complex="Cambria"/>
    </style:style>
    <style:style style:name="T29" style:family="text">
      <style:text-properties fo:color="#111111" style:font-name="Cambria" fo:font-size="12pt" fo:font-weight="normal" fo:background-color="transparent" loext:char-shading-value="0" style:font-name-asian="Cambria" style:font-name-complex="Cambria"/>
    </style:style>
    <style:style style:name="T30" style:family="text">
      <style:text-properties fo:color="#111111" style:font-name="Cambria" fo:font-size="12pt" fo:font-weight="normal" officeooo:rsid="004ea602" fo:background-color="transparent" loext:char-shading-value="0" style:font-name-asian="Cambria" style:font-name-complex="Cambria"/>
    </style:style>
    <style:style style:name="T31" style:family="text">
      <style:text-properties fo:color="#111111" officeooo:rsid="003b392a"/>
    </style:style>
    <style:style style:name="T32" style:family="text">
      <style:text-properties fo:color="#111111" officeooo:rsid="003bcf79"/>
    </style:style>
    <style:style style:name="T33" style:family="text">
      <style:text-properties fo:color="#ff0000" style:text-line-through-style="solid" style:text-line-through-type="single" style:font-name="Cambria" fo:font-size="12pt" fo:font-weight="normal" fo:background-color="transparent" loext:char-shading-value="0" style:font-name-asian="Cambria" style:font-name-complex="Cambria"/>
    </style:style>
    <style:style style:name="T34" style:family="text">
      <style:text-properties fo:color="#ff0000" style:font-name="Cambria" fo:font-size="12pt" fo:font-weight="normal" fo:background-color="transparent" loext:char-shading-value="0" style:font-name-asian="Cambria" style:font-name-complex="Cambria"/>
    </style:style>
    <style:style style:name="T35" style:family="text">
      <style:text-properties fo:color="#ff0000" style:font-name="Cambria" fo:font-size="12pt" fo:font-weight="normal" fo:background-color="#ffffff" loext:char-shading-value="0" style:font-name-asian="Cambria" style:font-name-complex="Cambria"/>
    </style:style>
    <style:style style:name="T36" style:family="text">
      <style:text-properties fo:color="#72bf44" style:font-name="Cambria" fo:font-size="12pt" fo:font-weight="normal" fo:background-color="#ffffff" loext:char-shading-value="0" style:font-name-asian="Cambria" style:font-name-complex="Cambria"/>
    </style:style>
    <style:style style:name="T37" style:family="text">
      <style:text-properties fo:color="#72bf44" style:font-name="Cambria" fo:font-size="12pt" fo:font-weight="normal" fo:background-color="transparent" loext:char-shading-value="0" style:font-name-asian="Cambria" style:font-name-complex="Cambria"/>
    </style:style>
    <style:style style:name="T38" style:family="text">
      <style:text-properties fo:color="#0066b3" style:font-name="Cambria" fo:font-size="12pt" fo:font-weight="normal" fo:background-color="#ffffff" loext:char-shading-value="0" style:font-name-asian="Cambria" style:font-name-complex="Cambria"/>
    </style:style>
    <style:style style:name="T39" style:family="text">
      <style:text-properties fo:color="#1c1c1c" style:font-name="Cambria" fo:font-size="12pt" fo:font-weight="normal" fo:background-color="#ffffff" loext:char-shading-value="0" style:font-name-asian="Cambria" style:font-name-complex="Cambria"/>
    </style:style>
    <style:style style:name="T40" style:family="text">
      <style:text-properties fo:color="#1c1c1c" style:font-name="Cambria" fo:font-size="12pt" fo:font-weight="normal" officeooo:rsid="000b5864" fo:background-color="#ffffff" loext:char-shading-value="0" style:font-name-asian="Cambria" style:font-name-complex="Cambria"/>
    </style:style>
    <style:style style:name="T41" style:family="text">
      <style:text-properties fo:color="#1c1c1c" style:font-name="Cambria" fo:font-size="12pt" fo:font-weight="normal" officeooo:rsid="004bd158" fo:background-color="#ffffff" loext:char-shading-value="0" style:font-name-asian="Cambria" style:font-name-complex="Cambria"/>
    </style:style>
    <style:style style:name="T42" style:family="text">
      <style:text-properties fo:color="#1c1c1c" style:font-name="Cambria" fo:font-size="12pt" fo:font-weight="normal" officeooo:rsid="004dc924" fo:background-color="#ffffff" loext:char-shading-value="0" style:font-name-asian="Cambria" style:font-name-complex="Cambria"/>
    </style:style>
    <style:style style:name="T43" style:family="text">
      <style:text-properties fo:color="#1c1c1c" style:font-name="Cambria" fo:font-size="12pt" fo:font-weight="normal" fo:background-color="transparent" loext:char-shading-value="0" style:font-name-asian="Cambria" style:font-name-complex="Cambria"/>
    </style:style>
    <style:style style:name="T44" style:family="text">
      <style:text-properties fo:color="#1c1c1c" style:font-name="Cambria" fo:font-size="12pt" fo:font-weight="normal" officeooo:rsid="0009b0e0" fo:background-color="transparent" loext:char-shading-value="0" style:font-name-asian="Cambria" style:font-name-complex="Cambria"/>
    </style:style>
    <style:style style:name="T45" style:family="text">
      <style:text-properties fo:color="#1c1c1c" style:font-name="Cambria" fo:font-size="12pt" fo:font-weight="normal" officeooo:rsid="003859fb" fo:background-color="transparent" loext:char-shading-value="0" style:font-name-asian="Cambria" style:font-name-complex="Cambria"/>
    </style:style>
    <style:style style:name="T46" style:family="text">
      <style:text-properties fo:color="#1c1c1c" style:font-name="Cambria" fo:font-size="12pt" fo:font-weight="normal" officeooo:rsid="004dc924" fo:background-color="transparent" loext:char-shading-value="0" style:font-name-asian="Cambria" style:font-name-complex="Cambria"/>
    </style:style>
    <style:style style:name="T47" style:family="text">
      <style:text-properties fo:color="#1c1c1c" style:font-name="Cambria" fo:font-size="12pt" fo:font-style="italic" fo:font-weight="normal" fo:background-color="#ffffff" loext:char-shading-value="0" style:font-name-asian="Cambria" style:font-name-complex="Cambria"/>
    </style:style>
    <style:style style:name="T48" style:family="text">
      <style:text-properties fo:color="#0000ff" style:font-name="Cambria"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mbria" style:font-name-complex="Cambria"/>
    </style:style>
    <style:style style:name="T49" style:family="text">
      <style:text-properties fo:color="#0000ff" style:font-name="Cambria" fo:font-size="12pt" style:text-underline-style="solid" style:text-underline-width="auto" style:text-underline-color="font-color" fo:font-weight="normal" style:text-underline-mode="continuous" style:text-overline-mode="continuous" style:text-line-through-mode="continuous" fo:background-color="#ffffff" loext:char-shading-value="0" style:font-name-asian="Cambria" style:font-name-complex="Cambria"/>
    </style:style>
    <style:style style:name="T50" style:family="text">
      <style:text-properties fo:color="#0000ff" style:font-name="Cambria" fo:font-size="12pt" style:text-underline-style="solid" style:text-underline-width="auto" style:text-underline-color="font-color" fo:font-weight="bold" officeooo:rsid="003859fb" style:text-underline-mode="continuous" style:text-overline-mode="continuous" style:text-line-through-mode="continuous" fo:background-color="#ffffff" loext:char-shading-value="0" style:font-name-asian="Cambria" style:font-name-complex="Cambria"/>
    </style:style>
    <style:style style:name="T51" style:family="text">
      <style:text-properties fo:color="#00aaad" style:font-name="Cambria" fo:font-size="12pt" fo:font-weight="normal" fo:background-color="transparent" loext:char-shading-value="0" style:font-name-asian="Cambria" style:font-name-complex="Cambria"/>
    </style:style>
    <style:style style:name="T52" style:family="text">
      <style:text-properties style:font-name="Cambria" fo:font-size="12pt" fo:font-weight="normal" fo:background-color="transparent" loext:char-shading-value="0" style:font-name-asian="Cambria" style:font-name-complex="Cambria"/>
    </style:style>
    <style:style style:name="T53" style:family="text">
      <style:text-properties style:font-name="Cambria" fo:font-size="12pt" fo:font-weight="normal" officeooo:rsid="0009b0e0" fo:background-color="transparent" loext:char-shading-value="0" style:font-name-asian="Cambria" style:font-name-complex="Cambria"/>
    </style:style>
    <style:style style:name="T54" style:family="text">
      <style:text-properties style:font-name="Cambria" fo:font-size="12pt" fo:font-weight="normal" fo:background-color="#ffffff" loext:char-shading-value="0" style:font-name-asian="Cambria" style:font-name-complex="Cambria"/>
    </style:style>
    <style:style style:name="T55" style:family="text">
      <style:text-properties style:font-name="Cambria" fo:font-size="12pt" fo:font-weight="normal" officeooo:rsid="0009b0e0" fo:background-color="#ffffff" loext:char-shading-value="0" style:font-name-asian="Cambria" style:font-name-complex="Cambria"/>
    </style:style>
    <style:style style:name="T56" style:family="text">
      <style:text-properties officeooo:rsid="000d082f"/>
    </style:style>
    <style:style style:name="T57" style:family="text">
      <style:text-properties officeooo:rsid="000fd395"/>
    </style:style>
    <style:style style:name="T58" style:family="text">
      <style:text-properties officeooo:rsid="0010d1f7"/>
    </style:style>
    <style:style style:name="T59" style:family="text">
      <style:text-properties officeooo:rsid="001131bf"/>
    </style:style>
    <style:style style:name="T60" style:family="text">
      <style:text-properties officeooo:rsid="00182582"/>
    </style:style>
    <style:style style:name="T61" style:family="text">
      <style:text-properties officeooo:rsid="0019c060"/>
    </style:style>
    <style:style style:name="T62" style:family="text">
      <style:text-properties officeooo:rsid="0019f369"/>
    </style:style>
    <style:style style:name="T63" style:family="text">
      <style:text-properties officeooo:rsid="001bd908"/>
    </style:style>
    <style:style style:name="T64" style:family="text">
      <style:text-properties officeooo:rsid="001cde62"/>
    </style:style>
    <style:style style:name="T65" style:family="text">
      <style:text-properties officeooo:rsid="00229b40"/>
    </style:style>
    <style:style style:name="T66" style:family="text">
      <style:text-properties officeooo:rsid="00256d84"/>
    </style:style>
    <style:style style:name="T67" style:family="text">
      <style:text-properties officeooo:rsid="0025c802"/>
    </style:style>
    <style:style style:name="T68" style:family="text">
      <style:text-properties officeooo:rsid="00289076"/>
    </style:style>
    <style:style style:name="T69" style:family="text">
      <style:text-properties officeooo:rsid="002df820"/>
    </style:style>
    <style:style style:name="T70" style:family="text">
      <style:text-properties officeooo:rsid="00309e22"/>
    </style:style>
    <style:style style:name="T71" style:family="text">
      <style:text-properties officeooo:rsid="00329a7d"/>
    </style:style>
    <style:style style:name="T72" style:family="text">
      <style:text-properties officeooo:rsid="0032fec3"/>
    </style:style>
    <style:style style:name="T73" style:family="text">
      <style:text-properties officeooo:rsid="00362d0c"/>
    </style:style>
    <style:style style:name="T74" style:family="text">
      <style:text-properties officeooo:rsid="003b392a"/>
    </style:style>
    <style:style style:name="T75" style:family="text">
      <style:text-properties officeooo:rsid="003bcf79"/>
    </style:style>
    <style:style style:name="T76" style:family="text">
      <style:text-properties officeooo:rsid="003c5634"/>
    </style:style>
    <style:style style:name="T77" style:family="text">
      <style:text-properties officeooo:rsid="003f58ee"/>
    </style:style>
    <style:style style:name="T78" style:family="text">
      <style:text-properties officeooo:rsid="00403d7d"/>
    </style:style>
    <style:style style:name="T79" style:family="text">
      <style:text-properties officeooo:rsid="00403d7d" fo:background-color="#ffffff" loext:char-shading-value="0"/>
    </style:style>
    <style:style style:name="T80" style:family="text">
      <style:text-properties officeooo:rsid="004ea602" fo:background-color="#ffffff" loext:char-shading-value="0"/>
    </style:style>
    <style:style style:name="T81" style:family="text">
      <style:text-properties officeooo:rsid="0041544e"/>
    </style:style>
    <style:style style:name="T82" style:family="text">
      <style:text-properties officeooo:rsid="0048485b"/>
    </style:style>
    <style:style style:name="T83" style:family="text">
      <style:text-properties officeooo:rsid="004857dd"/>
    </style:style>
    <style:style style:name="T84" style:family="text">
      <style:text-properties officeooo:rsid="004ea602"/>
    </style:style>
    <style:style style:name="T85" style:family="text">
      <style:text-properties officeooo:rsid="004f524c"/>
    </style:style>
    <style:style style:name="T86" style:family="text">
      <style:text-properties officeooo:rsid="0053a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50"><text:line-break/><text:span text:style-name="T74">Please note:</text:span></text:p>
      <text:p text:style-name="P50"/>
      <text:p text:style-name="P49"><text:span text:style-name="T31">GW </text:span><text:span text:style-name="T32">=</text:span><text:span text:style-name="T31"> Global Warming</text:span></text:p>
      <text:p text:style-name="P48"/>
      <text:p text:style-name="P51">RQ</text:p>
      <text:p text:style-name="P9">Will the development of new technologies and perfection of the existing ones help us to stop Global Warming and how much time we have got left to implement them in order to survive as a species and to save the overall life on our planet?</text:p>
      <text:p text:style-name="P24"/>
      <text:p text:style-name="P52">INTRODUCTION</text:p>
      <text:p text:style-name="P1"><text:span text:style-name="T25">GW is an integral part of our everyday life. It has associated significance for everyone who is currently living on our planet. </text:span><text:span text:style-name="T29">The relevance of my research is related to what is going on in today’s world.</text:span></text:p>
      <text:p text:style-name="P28"><text:s/></text:p>
      <text:p text:style-name="P1"><text:span text:style-name="T29">Things such as ice melt in Antarctica and rapid emission of </text:span><text:span text:style-name="T30">G</text:span><text:span text:style-name="T29">reenhouse </text:span><text:span text:style-name="T30">G</text:span><text:span text:style-name="T29">asses pose a danger to our planet. </text:span><text:span text:style-name="T25">I think my voice on this matter is important because our planet is being over-exploited of its resources.</text:span></text:p>
      <text:p text:style-name="P24"/>
      <text:p text:style-name="P31">As a <text:s/>result GW has appeared. </text:p>
      <text:p text:style-name="P24"/>
      <text:p text:style-name="P31">We as a human species should act to slow it down. If not, we are in danger of an insecure future.</text:p>
      <text:p text:style-name="P41"/>
      <text:p text:style-name="P40">OVERVIEW </text:p>
      <text:p text:style-name="P9">I found eight sources for my research.</text:p>
      <text:p text:style-name="P31"><text:s/></text:p>
      <text:p text:style-name="P31">I am going to try and show that <text:span text:style-name="T63">GW </text:span>is a negative thing.</text:p>
      <text:p text:style-name="P24"/>
      <text:p text:style-name="P31">In each theme I will present contrasting opinions containing information on things such as:</text:p>
      <text:p text:style-name="P24"/>
      <text:p text:style-name="P31">- technologies used to moderate GW</text:p>
      <text:p text:style-name="P24"/>
      <text:p text:style-name="P31">- their time-frame of accomplishment</text:p>
      <text:p text:style-name="P24"/>
      <text:p text:style-name="P32">I present my list of <text:s/>themes below:</text:p>
      <text:p text:style-name="P24"/>
      <text:p text:style-name="P33">1.</text:p>
      <text:p text:style-name="P19">Is the thesis established by certain media circles that “GW is a false alert” <text:s/>trustworthy?</text:p>
      <text:p text:style-name="P24"/>
      <text:p text:style-name="P33">2.</text:p>
      <text:p text:style-name="P1"><text:span text:style-name="T13">Is the “Global Warming Greatest Scam In History!” phrase described by some media </text:span><text:span text:style-name="T14">true?</text:span></text:p>
      <text:p text:style-name="P24"/>
      <text:p text:style-name="P35">3.</text:p>
      <text:p text:style-name="P20"><text:soft-page-break/>Is the usage of extreme language valid when defending claims related to GW?</text:p>
      <text:p text:style-name="P24"/>
      <text:p text:style-name="P33">4.</text:p>
      <text:p text:style-name="P19">Are the global media centres right to undertake collective action when slowing GW?</text:p>
      <text:p text:style-name="P24"/>
      <text:p text:style-name="P31">Each of the sources <text:s/>found is related to the topic by giving its opinion on GW.</text:p>
      <text:p text:style-name="P24"/>
      <text:p text:style-name="P31">The scope of the survey includes things such as: </text:p>
      <text:p text:style-name="P31"><text:s/></text:p>
      <text:p text:style-name="P31">-technologies used to stop GW</text:p>
      <text:p text:style-name="P24"/>
      <text:p text:style-name="P31">-time-frame of their accomplishment </text:p>
      <text:p text:style-name="P24"/>
      <text:p text:style-name="P31">The articles that I‘ve read and the references are entailed in each theme section.</text:p>
      <text:p text:style-name="P24"/>
      <text:p text:style-name="P31">The main thing which I explored when reading those articles is that there are really contrary opinions as to if we should focus on developing new technologies and the time-frame of their accomplishment.</text:p>
      <text:p text:style-name="P24"/>
      <text:p text:style-name="P31">The thing that is left to explore is information on things such as:</text:p>
      <text:p text:style-name="P24"/>
      <text:p text:style-name="P31">-species endangered by GW</text:p>
      <text:p text:style-name="P24"/>
      <text:p text:style-name="P31">-global oceans' water levels rises</text:p>
      <text:p text:style-name="P24"/>
      <text:p text:style-name="P31">All the academic sources are from our Kimberlin Library at DMU.</text:p>
      <text:p text:style-name="P24"/>
      <text:p text:style-name="P31">All non-academic sources were found on the WWW. </text:p>
      <text:p text:style-name="P24"/>
      <text:p text:style-name="P39">MAIN BODY</text:p>
      <text:p text:style-name="P34"/>
      <text:p text:style-name="P34">Theme <text:span text:style-name="T60">1</text:span> </text:p>
      <text:p text:style-name="P24"/>
      <text:p text:style-name="P1"><text:span text:style-name="T13">In this</text:span><text:span text:style-name="T38"> </text:span><text:span text:style-name="T13">theme I would like to check if GW is not being underappreciated.</text:span></text:p>
      <text:p text:style-name="P24"/>
      <text:p text:style-name="P36">I am going to consider two sources. </text:p>
      <text:p text:style-name="P24"/>
      <text:p text:style-name="P36">The first one finds that GW may be completely exaggerated.</text:p>
      <text:p text:style-name="P24"/>
      <text:p text:style-name="P36">The second one, on the other hand, is claiming that’s it’s serious.</text:p>
      <text:p text:style-name="P24"/>
      <text:p text:style-name="P1"><text:span text:style-name="T43">The first source is from 2013 so it’s</text:span><text:span text:style-name="T34"> </text:span><text:span text:style-name="T2">recent. </text:span></text:p>
      <text:p text:style-name="P24"/>
      <text:p text:style-name="P37">It is also valid when presenting an opinion that GW is false.</text:p>
      <text:p text:style-name="P24"/>
      <text:p text:style-name="P37"><text:soft-page-break/>The second source is recent <text:span text:style-name="T70">also</text:span> as it’s from 2019.</text:p>
      <text:p text:style-name="P24"/>
      <text:p text:style-name="P37"><text:span text:style-name="T71">Second source is</text:span> valid because it gives us information on things such as:</text:p>
      <text:p text:style-name="P24"/>
      <text:p text:style-name="P37">-a plan with a list of technologies </text:p>
      <text:p text:style-name="P24"/>
      <text:p text:style-name="P37"><text:s/>-time frame of their accomplishment.</text:p>
      <text:p text:style-name="P24"/>
      <text:p text:style-name="P19">I present references to <text:span text:style-name="T72">both sources below</text:span>:</text:p>
      <text:p text:style-name="P24"/>
      <text:p text:style-name="P16">1.</text:p>
      <text:p text:style-name="P1"><text:span text:style-name="T2">Portteus, K., Neumayr, G., Smith, W., McKay, S., Delmont, J., Fischer, D., Murphy, R. and Duggan, J., 2020. </text:span><text:span text:style-name="T19">The False Alert Of Global Warming | The American Spectator | Politics Is Too Important To Be Taken Seriously.</text:span><text:span text:style-name="T2">. [online] The American Spectator. Available at: &lt;</text:span><text:a xlink:type="simple" xlink:href="https://spectator.org/55208_false-alert-global-warming/" text:style-name="Internet_20_link" text:visited-style-name="Visited_20_Internet_20_Link"><text:span text:style-name="T48">https://spectator.org/55208_false-alert-global-warming/</text:span></text:a><text:span text:style-name="T2">&gt; [Accessed 23 May 2020].</text:span></text:p>
      <text:p text:style-name="P24"/>
      <text:p text:style-name="P16"><text:span text:style-name="T58">2.</text:span> </text:p>
      <text:p text:style-name="P1"><text:span text:style-name="T39">Winning, M., Price, J., Ekins, P., Pye, S., Glynn, J., Watson, J. and McGlade, C., 2019. Nationally Determined Contributions under the Paris Agreement and the costs of delayed action. </text:span><text:span text:style-name="T47">Climate Policy</text:span><text:span text:style-name="T39">, 19(8), pp.947-958.</text:span></text:p>
      <text:p text:style-name="P24"/>
      <text:p text:style-name="P2"><text:span text:style-name="T25">According to</text:span><text:span text:style-name="T51"> </text:span><text:span text:style-name="T9">(</text:span><text:span text:style-name="T2">Portteus </text:span><text:span text:style-name="T4">et al.,2020</text:span><text:span text:style-name="T9">)</text:span></text:p>
      <text:p text:style-name="P31">“Now warming is the specter, with its melting glaciers, inundated cities, and</text:p>
      <text:p text:style-name="P31">the Gulf Stream reversing course. But I doubt if the enviros can keep on</text:p>
      <text:p text:style-name="P31">fomenting the scare much longer.”</text:p>
      <text:p text:style-name="P24"/>
      <text:p text:style-name="P31">The author of this source believes that GW is not <text:s/>as serious as we imagine and may be false.</text:p>
      <text:p text:style-name="P24"/>
      <text:p text:style-name="P2"><text:span text:style-name="T39">According to </text:span><text:span text:style-name="T41">(</text:span><text:span text:style-name="T39">Winning, </text:span><text:span text:style-name="T40">et al., 2020</text:span><text:span text:style-name="T41">)</text:span></text:p>
      <text:p text:style-name="P9">"Using the hybrid TIAM-UCL-MSA model we consider the achievement of a 2°C target against a baseline of the Nationally Determined Contributions (NDCs) while also considering the timing of increased ambition of the NDCs by 2030 and the impacts of cost reductions of key low-carbon technologies”.</text:p>
      <text:p text:style-name="P24"/>
      <text:p text:style-name="P31">This source believes that we can achieve a significant Carbon Reduction until 2030.</text:p>
      <text:p text:style-name="P24"/>
      <text:p text:style-name="P37">Considering those two sources the authors mainly disagree.</text:p>
      <text:p text:style-name="P24"/>
      <text:p text:style-name="P4"><text:span text:style-name="T43"><text:s text:c="2"/></text:span><text:span text:style-name="T46">(</text:span><text:span text:style-name="T2">Portteus </text:span><text:span text:style-name="T4">et al.,2020</text:span><text:span text:style-name="T10">)</text:span><text:span text:style-name="T4"> </text:span><text:span text:style-name="T43">takes into doubt GW in general.</text:span></text:p>
      <text:p text:style-name="P24"/>
      <text:p text:style-name="P4"><text:span text:style-name="T42"><text:s text:c="2"/>(</text:span><text:span text:style-name="T39">Winning, </text:span><text:span text:style-name="T40">et al.,2020</text:span><text:span text:style-name="T42">)</text:span><text:span text:style-name="T36"> </text:span><text:span text:style-name="T43"><text:s/>however clearly believes that GW is an issue.</text:span></text:p>
      <text:p text:style-name="P24"/>
      <text:p text:style-name="P9">The gaps that occur in source 1 are that the arguments are not scientifically justified. </text:p>
      <text:p text:style-name="P24"/>
      <text:p text:style-name="P9"><text:soft-page-break/>The author gives a lot general information that GW is used to make money, but does not endorse his argument with reliable scientific data.</text:p>
      <text:p text:style-name="P24"/>
      <text:p text:style-name="P1"><text:span text:style-name="T2">On the other hand, source 2 performs a very detailed scientific analysis but does not support his claim with right</text:span><text:span text:style-name="T1"> </text:span><text:span text:style-name="T2">argumentation.</text:span></text:p>
      <text:p text:style-name="P24"/>
      <text:p text:style-name="P9">With regards to my research question this theme is presenting contrasting opinions on one hand finding that GW is exaggerated <text:span text:style-name="T77">and on the other that it’s serious.</text:span></text:p>
      <text:p text:style-name="P24"/>
      <text:p text:style-name="P9">However, it is also giving methods and their time-frame which could be used to weaken it.</text:p>
      <text:p text:style-name="P9"/>
      <text:p text:style-name="P14"><text:span text:style-name="T78">In the next theme I’m going to see </text:span><text:span text:style-name="T79">what different media environments </text:span><text:span text:style-name="T80">say</text:span><text:span text:style-name="T79"> about <text:s/>GW.</text:span></text:p>
      <text:p text:style-name="P53"/>
      <text:p text:style-name="P33">Theme2</text:p>
      <text:p text:style-name="P24"/>
      <text:p text:style-name="P19">Considering this theme, I would like to show what different media environments say about <text:s/>GW.</text:p>
      <text:p text:style-name="P24"/>
      <text:p text:style-name="P19">On one hand, some media environments think that the development and deployment of new technologies is redundant. On the other hand, others say we must slow it down.</text:p>
      <text:p text:style-name="P24"/>
      <text:p text:style-name="P19">The link with the previous theme is such that there are contrasting opinions as to, how GW should be tackled.</text:p>
      <text:p text:style-name="P24"/>
      <text:p text:style-name="P9">The first source is recent as it is from 2016. </text:p>
      <text:p text:style-name="P24"/>
      <text:p text:style-name="P9">The second one is recent as well as it <text:span text:style-name="T81">from </text:span>2020.</text:p>
      <text:p text:style-name="P24"/>
      <text:p text:style-name="P1"><text:span text:style-name="T2">Both of them are valid</text:span><text:span text:style-name="T33"> </text:span><text:span text:style-name="T2">because they tackle the issue of media views on GW.</text:span></text:p>
      <text:p text:style-name="P23"/>
      <text:p text:style-name="P22"><text:span text:style-name="T54">Both of the sources agree with the </text:span><text:span text:style-name="T55">from the previous theme,</text:span><text:span text:style-name="T54">by presenting <text:s/>contrasting opinions about GW.</text:span></text:p>
      <text:p text:style-name="P24"/>
      <text:p text:style-name="P19">I present <text:span text:style-name="T84">the </text:span><text:s/>references<text:span text:style-name="T84"> below:</text:span></text:p>
      <text:p text:style-name="P23"/>
      <text:p text:style-name="P18">1.</text:p>
      <text:p text:style-name="P1"><text:span text:style-name="T2">Lewandowsky, S., Risbey, J. and Oreskes, N., 2016. The “Pause” in Global Warming: Turning a Routine Fluctuation into a Problem for Science. </text:span><text:span text:style-name="T19">Bulletin of the American Meteorological Society</text:span><text:span text:style-name="T2">, 97(5), pp.723-733.</text:span></text:p>
      <text:p text:style-name="P24"/>
      <text:p text:style-name="P16">2.</text:p>
      <text:p text:style-name="P1"><text:span text:style-name="T13">Global-warming-and-the-climate.com. 2020. </text:span><text:span text:style-name="T20">Argument Against Global Warming, "The Greatest Scam Inhistory!"</text:span><text:span text:style-name="T13">. [online] Available at: &lt;</text:span><text:a xlink:type="simple" xlink:href="https://www.global-warming-and-the-climate.com/arguments-against-global-warming.html" text:style-name="Internet_20_link" text:visited-style-name="Visited_20_Internet_20_Link"><text:span text:style-name="T49">https://www.global-warming-and-the-climate.com/arguments-against-global-warming.html</text:span></text:a><text:span text:style-name="T13">&gt; [Accessed 22 May 2020].</text:span></text:p>
      <text:p text:style-name="P24"><text:soft-page-break/></text:p>
      <text:p text:style-name="P5"><text:span text:style-name="T25">According to </text:span><text:span text:style-name="T28">(</text:span><text:span text:style-name="T13">Global-warming-and-the-climate.com,</text:span><text:span text:style-name="T18"> </text:span><text:span text:style-name="T13">2020</text:span><text:span text:style-name="T15">)</text:span></text:p>
      <text:p text:style-name="P30">"</text:p>
      <text:p text:style-name="P30">Some dastardly scientists with environmental and political motives manipulated long term scientific data back in the late 1990's to create an allusion of rapid GW</text:p>
      <text:p text:style-name="P30">“</text:p>
      <text:p text:style-name="P24"/>
      <text:p text:style-name="P29">According to <text:s/><text:span text:style-name="T64">this citation</text:span><text:span text:style-name="T22"> </text:span><text:span text:style-name="T23">GW </text:span>is exaggerated and might be an allusion.</text:p>
      <text:p text:style-name="P24"/>
      <text:p text:style-name="P28">According to <text:span text:style-name="T84">(Lewandowsky et.al.,2016) </text:span>however,GW is <text:span text:style-name="T64">a</text:span> serious matter and <text:s/>it’s genuinely taking place.</text:p>
      <text:p text:style-name="P24"/>
      <text:p text:style-name="P27">"the scientific community to devotes such intense activity to analy<text:span text:style-name="T84">s</text:span>ing</text:p>
      <text:p text:style-name="P27">something that does not exist? This article presents evidence that there has been no meaningful pause in GW “</text:p>
      <text:p text:style-name="P24"/>
      <text:p text:style-name="P28">The two sources do not agree on anything as such.</text:p>
      <text:p text:style-name="P24"/>
      <text:p text:style-name="P4"><text:span text:style-name="T25">The things that they view differently </text:span><text:span text:style-name="T26">is whenever we should be mitigating GW </text:span><text:span text:style-name="T27">in general.</text:span></text:p>
      <text:p text:style-name="P24"/>
      <text:p text:style-name="P9">I personally am of an opinion that collective action is necessary and should not be undermined.</text:p>
      <text:p text:style-name="P23"/>
      <text:p text:style-name="P9">The main gap in both articles is that they do not provide good statistical data.</text:p>
      <text:p text:style-name="P23"/>
      <text:p text:style-name="P9">With regards to my topic, I strongly believe that public opinion should be updated as to the fact <text:s/>GW is an evolving trend.</text:p>
      <text:p text:style-name="P23"/>
      <text:p text:style-name="P9">In my next section I’m going to consider if the usage of extreme language is justified when defending arguments related to GW.</text:p>
      <text:p text:style-name="P24"/>
      <text:p text:style-name="P33">Theme3</text:p>
      <text:p text:style-name="P33"/>
      <text:p text:style-name="P1"><text:span text:style-name="T2">In this article I’m going to </text:span><text:span text:style-name="T1">i</text:span><text:span text:style-name="T2">ntellectualize if usage of “extreme language” is right when defending GW.</text:span></text:p>
      <text:p text:style-name="P24"/>
      <text:p text:style-name="P9">Both sources are recent. </text:p>
      <text:p text:style-name="P24"/>
      <text:p text:style-name="P9">The first is from 2019, and gives arguments against the use of such language. </text:p>
      <text:p text:style-name="P24"/>
      <text:p text:style-name="P11">The second is from 2009 <text:span text:style-name="T73">and is valid because it uses the aforementioned “extreme language”.</text:span></text:p>
      <text:p text:style-name="P24"/>
      <text:p text:style-name="P7"><text:soft-page-break/><text:span text:style-name="T43">The theme does agree with the other literature </text:span><text:span text:style-name="T44">from other sources </text:span><text:span text:style-name="T43">that again we have contrary opinions </text:span><text:span text:style-name="T45">but</text:span><text:span text:style-name="T43"> this time, the sources talk about the use of strong language</text:span><text:span text:style-name="T45"> with reference to GW.</text:span></text:p>
      <text:p text:style-name="P26"/>
      <text:p text:style-name="P15">I present the references <text:span text:style-name="T83">below</text:span>:</text:p>
      <text:p text:style-name="P25"/>
      <text:p text:style-name="P17"><text:span text:style-name="T58">1</text:span>.</text:p>
      <text:p text:style-name="P8"><text:span text:style-name="T2">Shellenberger, M., 2020. </text:span><text:span text:style-name="T19">Why Apocalyptic Claims About Climate Change Are Wrong</text:span><text:span text:style-name="T2">. [online] Forbes. Available at: &lt;</text:span><text:a xlink:type="simple" xlink:href="https://www.forbes.com/sites/michaelshellenberger/2019/11/25/why-everything-they-say-about-climate-change-is-wrong/" text:style-name="Internet_20_link" text:visited-style-name="Visited_20_Internet_20_Link"><text:span text:style-name="T48">https://www.forbes.com/sites/michaelshellenberger/2019/11/25/why-everything-they-say-about-climate-change-is-wrong/</text:span></text:a><text:span text:style-name="T2">&gt; </text:span></text:p>
      <text:p text:style-name="P15">[Accessed 23 May 2020].</text:p>
      <text:p text:style-name="P25"/>
      <text:p text:style-name="P17"><text:span text:style-name="T58">2</text:span>.</text:p>
      <text:p text:style-name="P8"><text:span text:style-name="T17">VOICE OF THE NORTH. (2009, Dec 07). </text:span><text:span text:style-name="T21">Journal</text:span><text:span text:style-name="T17"> Retrieved from </text:span><text:a xlink:type="simple" xlink:href="https://search-proquest-com.proxy.library.dmu.ac.uk/docview/351039600?accountid=10472" text:style-name="Internet_20_link" text:visited-style-name="Visited_20_Internet_20_Link"><text:span text:style-name="T50">https://search-proquest-com.proxy.library.dmu.ac.uk/docview/351039600?accountid=10472</text:span></text:a></text:p>
      <text:p text:style-name="P24"/>
      <text:p text:style-name="P4"><text:span text:style-name="T2">According to</text:span><text:span text:style-name="T37"> </text:span><text:span text:style-name="T12">(</text:span><text:span text:style-name="T2">Shellenberger, M., 2020</text:span><text:span text:style-name="T12">)</text:span><text:span text:style-name="T37"> </text:span><text:span text:style-name="T2">those claims are inap</text:span><text:span text:style-name="T8">p</text:span><text:span text:style-name="T2">ropriate</text:span><text:span text:style-name="T1"> </text:span><text:span text:style-name="T2">because they have real world impact which exhibits </text:span><text:span text:style-name="T1">wrong influence </text:span><text:span text:style-name="T2">on some</text:span><text:span text:style-name="T34"> </text:span><text:span text:style-name="T2">people. </text:span></text:p>
      <text:p text:style-name="P24"/>
      <text:p text:style-name="P15">"In September, a group of British psychologists said children are increasingly suffering from anxiety from the frightening discourse around climate change.</text:p>
      <text:p text:style-name="P15">"</text:p>
      <text:p text:style-name="P24"/>
      <text:p text:style-name="P9">According to this source we can derive a conclusion that the author justifies <text:s/>“extreme language” use in order to show the serious impact that GW has on our lives.</text:p>
      <text:p text:style-name="P24"/>
      <text:p text:style-name="P19">“Third, if GW and climate change is not brought to a sharp halt, the consequences and risks to life on this planet are potentially grave”.</text:p>
      <text:p text:style-name="P19"/>
      <text:p text:style-name="P21">From this citation we can derive a conclusion that the author supports use of extreme language to defend GW.</text:p>
      <text:p text:style-name="P24"/>
      <text:p text:style-name="P31">Both of the authors agree that GW is a bad thing and should be mitigated.</text:p>
      <text:p text:style-name="P24"/>
      <text:p text:style-name="P31"><text:s/>They disagree as to the strength of the language to defend the claim. </text:p>
      <text:p text:style-name="P24"/>
      <text:p text:style-name="P31">This theme is related to my topic <text:s/>that I personally think that slowdown of GW is essential and I reinforce <text:span text:style-name="T86">on my own.</text:span></text:p>
      <text:p text:style-name="P31"><text:s/></text:p>
      <text:p text:style-name="P31">What I would disagree with is the language that people use in order to do it.</text:p>
      <text:p text:style-name="P24"/>
      <text:p text:style-name="P10">The biggest gap <text:span text:style-name="T75">in source 1 </text:span>is the lack of statistical data which would support the thesis of usage of “extreme language”.</text:p>
      <text:p text:style-name="P24"/>
      <text:p text:style-name="P3"><text:soft-page-break/><text:span text:style-name="T2">The biggest gap</text:span><text:span text:style-name="T24"> </text:span><text:span text:style-name="T16">2 </text:span><text:span text:style-name="T2">is its</text:span><text:span text:style-name="T34"> </text:span><text:span text:style-name="T2">conciseness.</text:span></text:p>
      <text:p text:style-name="P24"/>
      <text:p text:style-name="P9">In the next theme I‘m going to consider if the collective action movement is right according to some people or not.</text:p>
      <text:p text:style-name="P24"/>
      <text:p text:style-name="P33">Theme 4</text:p>
      <text:p text:style-name="P24"/>
      <text:p text:style-name="P19">In this theme I’m again going to show contrasting opinions <text:s/>with regards to GW.</text:p>
      <text:p text:style-name="P24"/>
      <text:p text:style-name="P19">On one hand, I’m going to show an article from BBC news online site ,which endorses the slowing down of global warming.</text:p>
      <text:p text:style-name="P24"/>
      <text:p text:style-name="P19">On the other hand, I’m going to show another opinion which finds that it’s good to have concerns with relation to the issue.</text:p>
      <text:p text:style-name="P24"/>
      <text:p text:style-name="P9">The first article is from 2014 so it is recent.</text:p>
      <text:p text:style-name="P24"/>
      <text:p text:style-name="P1"><text:span text:style-name="T2">The second source is from 2009 so it’s <text:s/></text:span><text:span text:style-name="T3">recent </text:span><text:span text:style-name="T11">also.</text:span></text:p>
      <text:p text:style-name="P24"/>
      <text:p text:style-name="P1"><text:span text:style-name="T13">It does agree</text:span><text:span text:style-name="T35"> </text:span><text:span text:style-name="T13">with the other literature in the sense that again it’s providing contrasting opinions.</text:span></text:p>
      <text:p text:style-name="P24"/>
      <text:p text:style-name="P19">I present <text:span text:style-name="T83">the </text:span>references <text:span text:style-name="T82">below</text:span>:</text:p>
      <text:p text:style-name="P24"/>
      <text:p text:style-name="P18">1.</text:p>
      <text:p text:style-name="P1"><text:span text:style-name="T2">Olausson, U., 2009. Global warming—global responsibility? Media frames of collective action and scientific certainty. </text:span><text:span text:style-name="T19">Public Understanding of Science</text:span><text:span text:style-name="T2">, 18(4), pp.421-436.</text:span></text:p>
      <text:p text:style-name="P24"/>
      <text:p text:style-name="P16"><text:span text:style-name="T58">2</text:span>.</text:p>
      <text:p text:style-name="P1"><text:span text:style-name="T13">BBC News. 2020. </text:span><text:span text:style-name="T20">What Is Climate Change Mitigation?</text:span><text:span text:style-name="T13">. [online] Available at: &lt;</text:span><text:a xlink:type="simple" xlink:href="https://www.bbc.co.uk/news/science-environment-26980837" text:style-name="Internet_20_link" text:visited-style-name="Visited_20_Internet_20_Link"><text:span text:style-name="T49">https://www.bbc.co.uk/news/science-environment-26980837</text:span></text:a><text:span text:style-name="T13">&gt; [Accessed 22 May 2020].</text:span></text:p>
      <text:p text:style-name="P24"/>
      <text:p text:style-name="P9">According to <text:span text:style-name="T85">(</text:span>BBC <text:span text:style-name="T56">News, 2020):</text:span></text:p>
      <text:p text:style-name="P9"/>
      <text:p text:style-name="P9">“Switching to low-carbon energy sources such as wind power, solar, geothermal, hydroelectric or nuclear represents one of the major strategies for lowering the emissions of greenhouse gases”</text:p>
      <text:p text:style-name="P24"/>
      <text:p text:style-name="P9"><text:span text:style-name="T56">According to this citation we can derive a conclusion</text:span> <text:span text:style-name="T56">that </text:span>it is right to develop new technologies which help us to slow down GW.</text:p>
      <text:p text:style-name="P24"/>
      <text:p text:style-name="P9">According to <text:span text:style-name="T85">(Olausson, 2009)</text:span></text:p>
      <text:p text:style-name="P24"/>
      <text:p text:style-name="P24">“</text:p>
      <text:p text:style-name="P9">the media’s reluctance to display any kind of scientific uncertainty that would undermine the claim for collective action and emphasize the media’s</text:p>
      <text:p text:style-name="P13"><text:soft-page-break/>American as well as European responsiveness to the political settings in which they operate.</text:p>
      <text:p text:style-name="P13"/>
      <text:p text:style-name="P13">” </text:p>
      <text:p text:style-name="P9">According to this <text:span text:style-name="T57">citation</text:span> media’s resentment, when publishing facts <text:s/>about GW, would breach their <text:s/>system.</text:p>
      <text:p text:style-name="P24"/>
      <text:p text:style-name="P6"><text:span text:style-name="T2">The main thing that the two authors </text:span><text:span text:style-name="T33"><text:s/></text:span><text:span text:style-name="T2">disagree on is whenever stopping GW is important or not.</text:span></text:p>
      <text:p text:style-name="P12"/>
      <text:p text:style-name="P12">The thing that the two authors view differently is if changes slowing climate change should be developed.</text:p>
      <text:p text:style-name="P24"/>
      <text:p text:style-name="P9">Relating those two opinions to my research question, I would say that collective action is necessary <text:span text:style-name="T66">rather than not.</text:span></text:p>
      <text:p text:style-name="P24"/>
      <text:p text:style-name="P9">The main gap in the first article is giving a list of technologies without anything else.</text:p>
      <text:p text:style-name="P24"/>
      <text:p text:style-name="P9">The second presents an opinion arguing for “media manipulation” about GW but not presenting any data.</text:p>
      <text:p text:style-name="P24"/>
      <text:p text:style-name="P38">MAIN BODY ENDING</text:p>
      <text:p text:style-name="P44"/>
      <text:p text:style-name="P46"><text:span text:style-name="T52">The main limitation of my literature review is that many important issues </text:span><text:span text:style-name="T53">have not been tackled.</text:span></text:p>
      <text:p text:style-name="P44"/>
      <text:p text:style-name="P45">For example:</text:p>
      <text:p text:style-name="P44"/>
      <text:p text:style-name="P45">-the amount of ice that has melted in Antarctica </text:p>
      <text:p text:style-name="P44"/>
      <text:p text:style-name="P45">-amount of <text:span text:style-name="T76">Greenhouse G</text:span>ases released into the atmosphere </text:p>
      <text:p text:style-name="P44"/>
      <text:p text:style-name="P45">The articles that I’ve presented answer my research question by giving us:</text:p>
      <text:p text:style-name="P45"><text:s/></text:p>
      <text:p text:style-name="P45">-technologies which could be used to stop GW </text:p>
      <text:p text:style-name="P44"/>
      <text:p text:style-name="P45">-time-frame of <text:s/>their implementation.</text:p>
      <text:p text:style-name="P44"/>
      <text:p text:style-name="P45">My sources give information that if acting GW can be stopped.</text:p>
      <text:p text:style-name="P44"/>
      <text:p text:style-name="P45">Furthermore, my articles present contrasting opinions on GW.</text:p>
      <text:p text:style-name="P44"/>
      <text:p text:style-name="P45">Additional <text:s/>literature review could be done on topics such as:</text:p>
      <text:p text:style-name="P44"/>
      <text:p text:style-name="P45">-<text:span text:style-name="T61">species endangered by GW</text:span></text:p>
      <text:p text:style-name="P44"/>
      <text:p text:style-name="P45"><text:s/>The main gap in knowledge is the attitude of global society towards climate change.</text:p>
      <text:p text:style-name="P44"/>
      <text:p text:style-name="P45"><text:s/>The method which <text:span text:style-name="T69">may</text:span> be used to investigate the gap in knowledge is:</text:p>
      <text:p text:style-name="P45"><text:soft-page-break/><text:s/></text:p>
      <text:p text:style-name="P45">DIRECT OBSERVATION OF PROCESSES</text:p>
      <text:p text:style-name="P44"/>
      <text:p text:style-name="P45">It gathers data about a specimen to observe changing trends.</text:p>
      <text:p text:style-name="P44"/>
      <text:p text:style-name="P45">For example surveys could be performed to:</text:p>
      <text:p text:style-name="P44"/>
      <text:p text:style-name="P45">- find the attitude of the public towards GW</text:p>
      <text:p text:style-name="P44"/>
      <text:p text:style-name="P43"><text:span text:style-name="T2">The requirements needed for further research are addition of <text:s/>necessary articles </text:span><text:span text:style-name="T5">and d</text:span><text:span text:style-name="T6">a</text:span><text:span text:style-name="T5">ta</text:span><text:span text:style-name="T2"> with regards to gap in knowledge </text:span><text:span text:style-name="T5">such as:</text:span></text:p>
      <text:p text:style-name="P44"/>
      <text:p text:style-name="P45">- amount of greenhouse gases already in the atmosphere</text:p>
      <text:p text:style-name="P24"/>
      <text:p text:style-name="P38"><text:s/>CONCLUSION</text:p>
      <text:p text:style-name="P44"/>
      <text:p text:style-name="P42"><text:span text:style-name="T2">To conclude my current state of literature sources</text:span><text:span text:style-name="T34"> <text:s/></text:span><text:span text:style-name="T2">I considered </text:span><text:span text:style-name="T7">that</text:span><text:span text:style-name="T2"> <text:s/>GW is a danger, from social and media perspectives.</text:span></text:p>
      <text:p text:style-name="P44"/>
      <text:p text:style-name="P45">I presented <text:span text:style-name="T65">the </text:span>technologies used to slow GW, <text:span text:style-name="T62">and</text:span> time-frame of their implementation.</text:p>
      <text:p text:style-name="P44"/>
      <text:p text:style-name="P45">My sources provide enough information to state that we can survive as a species <text:span text:style-name="T68">sticking to the proposed time-frame.</text:span></text:p>
      <text:p text:style-name="P44"/>
      <text:p text:style-name="P45">My themes overlap by showing contrasting opinions on GW.</text:p>
      <text:p text:style-name="P44"/>
      <text:p text:style-name="P45">Each of them is presenting different kind of information such as:</text:p>
      <text:p text:style-name="P44"/>
      <text:p text:style-name="P45">-media opinion <text:span text:style-name="T67">or facts </text:span>on GW</text:p>
      <text:p text:style-name="P44"/>
      <text:p text:style-name="P45">To sum up, it is true that <text:s/>the salvation of our planet is possible when using <text:span text:style-name="T62">current</text:span> technologies and perfecting new ones.</text:p>
      <text:p text:style-name="P44"/>
      <text:p text:style-name="P45">We must stick to the guidelines and I strongly believe we can <text:span text:style-name="T59">slow</text:span> <text:span text:style-name="T59">GW</text:span>, which is in our common interest.</text:p>
      <text:p text:style-name="P44"/>
      <text:p text:style-name="P44"/>
      <text:p text:style-name="P44"/>
      <text:p text:style-name="P24"/>
      <text:p text:style-name="P24"/>
      <text:p text:style-name="P44"/>
      <text:p text:style-name="P24"/>
      <text:p text:style-name="P24"/>
      <text:p text:style-name="P24"/>
      <text:p text:style-name="P24"/>
      <text:p text:style-name="P24"/>
      <text:p text:style-name="P24"/>
      <text:p text:style-name="P24"/>
      <text:p text:style-name="P24"/>
      <text:p text:style-name="P47"><text:line-break/></text:p>
      <text:p text:style-name="P24"><text:soft-page-break/></text:p>
      <text:p text:style-name="P24"/>
      <text:p text:style-name="P24"/>
      <text:p text:style-name="P24"/>
      <text:p text:style-name="P24"/>
      <text:p text:style-name="P24"/>
      <text:p text:style-name="P24"/>
      <text:p text:style-name="P24"/>
      <text:p text:style-name="P24"/>
      <text:p text:style-name="P2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31T22:10:46.784857708</dc:date>
    <meta:editing-duration>PT2H31M9S</meta:editing-duration>
    <meta:editing-cycles>77</meta:editing-cycles>
    <meta:generator>LibreOffice/6.0.7.3$Linux_X86_64 LibreOffice_project/00m0$Build-3</meta:generator>
    <meta:document-statistic meta:table-count="0" meta:image-count="0" meta:object-count="0" meta:page-count="10" meta:paragraph-count="183" meta:word-count="2202" meta:character-count="13408" meta:non-whitespace-character-count="11319"/>
  </office:meta>
</office:document-meta>
</file>